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19" style:parent-style-name="Standardnípísmoodstavce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3/2022<text:bookmark-end text:name="Text14"/></text:p>
            <text:p text:style-name="Normální">KVOP-42956/2022<text:bookmark-end text:name="Text2"/></text:p>
            <text:p text:style-name="Normální"><text:bookmark-start text:name="Text6"/>10. 08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ý pan<text:bookmark-end text:name="Text8"/></text:p>
            <text:p text:style-name="Normální">A. H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 poskytnutí<text:s/>informace<text:s/></text:h>
      <text:p text:style-name="Základnítext">Vážený pane H.,<text:s/></text:p>
      <text:p text:style-name="Základnítext">Kancelář veřejného ochránce práv obdržela dne 4. srpna 2022 Vaši žádost podle zákona č. 106/1999 Sb., o svobodném přístupu k informacím, ve znění pozdějších předpisů, kterou požadujete sdělení následujících informací:<text:s/></text:p>
      <text:list text:style-name="LFO3_1" text:continue-numbering="true">
        <text:list-item>
          <text:p text:style-name="P17">zda na základě podnětu řady občanů, jenž je přílohou této žádosti, JUDr. Stanislav Křeček učinil právní kroky ve smyslu §1 odst. 1 zákona č. 349/1999 Sb. a §8 odst. 1 věty druhé zákona č. 141/1961 Sb.</text:p>
        </text:list-item>
        <text:list-item>
          <text:p text:style-name="P18">pokud právní kroky specifikované v bodě 1) JUDr. Stanislav Křeček učinil, tak jaké a současně žádám o poskytnutí kopií těchto podání.</text:p>
        </text:list-item>
      </text:list>
      <text:p text:style-name="Základnítext">K Vaší žádosti<text:s/><text:span text:style-name="Silné">poskytuji následující informace</text:span>:</text:p>
      <text:p text:style-name="Základnítext">Ad (1) JUDr. Stanislav Křeček jako veřejný ochránce práv učinil k uvedeným podnětům právní kroky, které mu umožnuje učinit zákon č.<text:s/>349/1999 Sb., o veřejném ochránci práv, ve znění pozdějších předpisů, tedy <text:s/>reagoval, tzn. adresně odpověděl všem osobám, které se na něj s dopisem, který k své žádosti o informace přikládáte. Ochránce vyhodnotil předmětná podání dle jejich obsahu a odpověděl na ně v dikci ustanovení § 12 odst. 1 zákona č. 349 Sb., o veřejném ochránci práv, ve znění pozdějších předpisů, což znamená, že je odložil, jelikož věc, se kterou se na něj osoby obracely, nespadá do působnosti veřejného ochránce práv.<text:s/></text:p>
      <text:p text:style-name="Základnítext">Nad rozsah žádosti o informace považuji za nutné Vám sdělit, že se jednalo o výhrady vůči postupu akciové společnosti, což je soukromý subjekt, <text:s/>jejíž postupy, ať již v rámci zvolené strategie obchodování s komoditami, výplatami podílu na zisku (dividend) <text:s/>apod., nemůže ochránce prověřovat. Zde prosím srovnejte Vámi zmíněný § 1 odst. 1 zákona o veřejném ochránci práv.<text:span text:style-name="Značkapozn.podčarou"><text:note text:note-class="footnote" text:id="_ftn0"><text:note-citation>1</text:note-citation><text:note-body><text:p text:style-name="Textpozn.podčarou"><text:s/>Veřejný ochránce práv (dále jen "ochránce") působí k ochraně osob<text:s/><text:span text:style-name="T19">před jednáním úřadů</text:span><text:s/>a dalších institucí uvedených v tomto zákoně, pokud je v rozporu<text:s/>s právem, neodpovídá principům demokratického právního státu a dobré správy, jakož i před jejich nečinností, a tím přispívá k ochraně základních práv a svobod</text:p></text:note-body></text:note></text:span><text:s text:c="2"/>Nic na tom nemění ani fakt, že nejvýznamnějším akcionářem společnosti je<text:s/><text:soft-page-break/>Česká republika, zastoupená zejména Ministerstvem financí. Což však znamená, že zde vláda a i ministerstvo nefungují jako úřady při výkonu státní správy.<text:span text:style-name="Značkapozn.podčarou"><text:note text:note-class="footnote" text:id="_ftn1"><text:note-citation>2</text:note-citation><text:note-body><text:p text:style-name="Textpozn.podčarou"><text:s/>Srovnej § 1 odst. 2 zákona č. 349/1999 Sb., o veřejném ochránci práv, ve znění pozdějších předpisů.</text:p></text:note-body></text:note></text:span><text:s/></text:p>
      <text:p text:style-name="Základnítext">Dále Vám sděluji, že<text:s/>veřejný <text:s/>ochránce práv na základě uvedených podnětů neprovedl úkon dle § 8 odst. 1 věty druhé zákona č. 141/1961 Sb.</text:p>
      <text:p text:style-name="Základnítext">Ad (2) Odpovědi na jednotlivá podání obsahovaly informace, které jste Vy sám obdržel v dopise <text:s/>sp. zn.: 14257/2022/VOP/TČN, č. j.: KVOP-39108/2022 ze dne 13. července 2022 na který tímto odkazuji.<text:s/></text:p>
      <text:p text:style-name="Základnítext">S pozdravem<text:s/></text:p>
      <text:p text:style-name="podpis"/>
      <text:p text:style-name="podpis"/>
      <text:p text:style-name="podpis">JUDr. Pavel Pořízek, Ph.D., v. r.</text:p>
      <text:p text:style-name="podpis">vedoucí Kanceláře veřejného ochránce práv</text:p>
      <text:p text:style-name="podpis">(podepsáno elektronicky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T3I7*</text:span></text:p>
        <text:p text:style-name="P12"><text:span text:style-name="T13">KVOPX00CT3I7</text:span>KVOPX00CT3I7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9-09T09:02:00Z</meta:creation-date>
    <dc:date>2022-09-09T09:03:00Z</dc:date>
    <meta:print-date>2016-06-27T07:0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2" meta:paragraph-count="4" meta:word-count="355" meta:character-count="2447" meta:row-count="17" meta:non-whitespace-character-count="2096"/>
  </office:meta>
</office:document-meta>
</file>